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einamento e Teste</text:p>
            <text:p>20 Fluxos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3]/([.D3]+[.D2])" office:value-type="float" office:value="0.938480096501809" calcext:value-type="float">
            <text:p>0,938480096501809</text:p>
          </table:table-cell>
          <table:table-cell table:formula="of:=[.C3]/([.C3]+[.C2])" office:value-type="float" office:value="0.0635451505016722" calcext:value-type="float">
            <text:p>0,063545150501672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este sem treinamento</text:p>
            <text:p>5 fluxos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([.D7]+[.D6])" office:value-type="float" office:value="1" calcext:value-type="float">
            <text:p>1</text:p>
          </table:table-cell>
          <table:table-cell table:formula="of:=[.C7]/([.C7]+[.C6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1">Teste sem treinamento</text:span></text:p>
            <text:p><text:span text:style-name="T1">1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([.D11]+[.D10])" office:value-type="float" office:value="1" calcext:value-type="float">
            <text:p>1</text:p>
          </table:table-cell>
          <table:table-cell table:formula="of:=[.C11]/([.C11]+[.C10])" office:value-type="float" office:value="0.0106194690265487" calcext:value-type="float">
            <text:p>0,01061946902654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1">Teste sem treinamento</text:span></text:p>
            <text:p><text:span text:style-name="T1">2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5]/([.D15]+[.D14])" office:value-type="float" office:value="0.994715984147953" calcext:value-type="float">
            <text:p>0,994715984147953</text:p>
          </table:table-cell>
          <table:table-cell table:formula="of:=[.C15]/([.C15]+[.C14])" office:value-type="float" office:value="0.0126050420168067" calcext:value-type="float">
            <text:p>0,01260504201680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2">Teste sem treinamento</text:span></text:p>
            <text:p><text:span text:style-name="T2">3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/([.D19]+[.D18])" office:value-type="float" office:value="0.996268656716418" calcext:value-type="float">
            <text:p>0,996268656716418</text:p>
          </table:table-cell>
          <table:table-cell table:formula="of:=[.C19]/([.C19]+[.C18])" office:value-type="float" office:value="0.0108695652173913" calcext:value-type="float">
            <text:p>0,01086956521739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[.D3]/([.D3]+[.D2])" office:value-type="float" office:value="0.938480096501809" calcext:value-type="float">
            <text:p>0,938480096501809</text:p>
          </table:table-cell>
          <table:table-cell table:formula="of:=[.C3]/([.C3]+[.C2])" office:value-type="float" office:value="0.0635451505016722" calcext:value-type="float">
            <text:p>0,06354515050167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7]/([.D7]+[.D6])" office:value-type="float" office:value="1" calcext:value-type="float">
            <text:p>1</text:p>
          </table:table-cell>
          <table:table-cell table:formula="of:=[.C7]/([.C7]+[.C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1]/([.D11]+[.D10])" office:value-type="float" office:value="1" calcext:value-type="float">
            <text:p>1</text:p>
          </table:table-cell>
          <table:table-cell table:formula="of:=[.C11]/([.C11]+[.C10])" office:value-type="float" office:value="0.0106194690265487" calcext:value-type="float">
            <text:p>0,01061946902654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5]/([.D15]+[.D14])" office:value-type="float" office:value="0.994715984147953" calcext:value-type="float">
            <text:p>0,994715984147953</text:p>
          </table:table-cell>
          <table:table-cell table:formula="of:=[.C15]/([.C15]+[.C14])" office:value-type="float" office:value="0.0126050420168067" calcext:value-type="float">
            <text:p>0,01260504201680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9]/([.D19]+[.D18])" office:value-type="float" office:value="0.996268656716418" calcext:value-type="float">
            <text:p>0,996268656716418</text:p>
          </table:table-cell>
          <table:table-cell table:formula="of:=[.C19]/([.C19]+[.C18])" office:value-type="float" office:value="0.0108695652173913" calcext:value-type="float">
            <text:p>0,01086956521739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7:56:49.391000000</meta:creation-date>
    <dc:date>2023-10-19T21:31:17.809000000</dc:date>
    <meta:editing-duration>PT3H34M28S</meta:editing-duration>
    <meta:editing-cycles>1</meta:editing-cycles>
    <meta:document-statistic meta:table-count="1" meta:cell-count="67" meta:object-count="0"/>
    <meta:generator>LibreOffice/7.6.2.1$Windows_X86_64 LibreOffice_project/56f7684011345957bbf33a7ee678afaf4d2ba333</meta:generator>
  </office:meta>
</office:document-meta>
</file>